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707f" officeooo:paragraph-rsid="000a707f"/>
    </style:style>
    <style:style style:name="P2" style:family="paragraph" style:parent-style-name="Standard">
      <style:text-properties officeooo:rsid="000aad87" officeooo:paragraph-rsid="000aad87"/>
    </style:style>
    <style:style style:name="P3" style:family="paragraph" style:parent-style-name="Standard">
      <style:paragraph-properties fo:break-before="page"/>
      <style:text-properties officeooo:rsid="000c1bd0" officeooo:paragraph-rsid="000c1bd0"/>
    </style:style>
    <style:style style:name="P4" style:family="paragraph" style:parent-style-name="Standard">
      <style:text-properties officeooo:rsid="000c1bd0" officeooo:paragraph-rsid="000c1bd0"/>
    </style:style>
    <style:style style:name="P5" style:family="paragraph" style:parent-style-name="Standard">
      <style:text-properties officeooo:rsid="000daa85" officeooo:paragraph-rsid="000daa85"/>
    </style:style>
    <style:style style:name="P6" style:family="paragraph" style:parent-style-name="Standard">
      <style:text-properties officeooo:rsid="0012f0c4" officeooo:paragraph-rsid="0012f0c4"/>
    </style:style>
    <style:style style:name="P7" style:family="paragraph" style:parent-style-name="Standard">
      <style:text-properties officeooo:rsid="001388a8" officeooo:paragraph-rsid="001388a8"/>
    </style:style>
    <style:style style:name="P8" style:family="paragraph" style:parent-style-name="Standard">
      <style:text-properties officeooo:rsid="0015bebd" officeooo:paragraph-rsid="0015bebd"/>
    </style:style>
    <style:style style:name="P9" style:family="paragraph" style:parent-style-name="Standard">
      <style:text-properties officeooo:rsid="0019888e" officeooo:paragraph-rsid="0019888e"/>
    </style:style>
    <style:style style:name="P10" style:family="paragraph" style:parent-style-name="Standard">
      <style:text-properties officeooo:rsid="0019888e" officeooo:paragraph-rsid="00203afb"/>
    </style:style>
    <style:style style:name="P11" style:family="paragraph" style:parent-style-name="Standard">
      <style:text-properties officeooo:rsid="001eb840" officeooo:paragraph-rsid="001eb840"/>
    </style:style>
    <style:style style:name="P12" style:family="paragraph" style:parent-style-name="Standard">
      <style:text-properties officeooo:rsid="001fb78a" officeooo:paragraph-rsid="001fb78a"/>
    </style:style>
    <style:style style:name="P13" style:family="paragraph" style:parent-style-name="Standard">
      <style:text-properties officeooo:rsid="0020bbe5" officeooo:paragraph-rsid="0020bbe5"/>
    </style:style>
    <style:style style:name="P14" style:family="paragraph" style:parent-style-name="Standard">
      <style:text-properties officeooo:rsid="0021decb" officeooo:paragraph-rsid="0021decb"/>
    </style:style>
    <style:style style:name="P15" style:family="paragraph" style:parent-style-name="Standard">
      <style:text-properties officeooo:rsid="000aad87" officeooo:paragraph-rsid="000aad87"/>
    </style:style>
    <style:style style:name="P16" style:family="paragraph" style:parent-style-name="Standard">
      <style:text-properties officeooo:rsid="000aad87" officeooo:paragraph-rsid="002a3985"/>
    </style:style>
    <style:style style:name="P17" style:family="paragraph" style:parent-style-name="Standard">
      <style:text-properties officeooo:rsid="000aad87" officeooo:paragraph-rsid="002bf14d"/>
    </style:style>
    <style:style style:name="P18" style:family="paragraph" style:parent-style-name="Standard">
      <style:text-properties officeooo:rsid="002a3985" officeooo:paragraph-rsid="002a3985"/>
    </style:style>
    <style:style style:name="P19" style:family="paragraph" style:parent-style-name="Standard">
      <style:text-properties officeooo:rsid="000a707f" officeooo:paragraph-rsid="000a707f"/>
    </style:style>
    <style:style style:name="P20" style:family="paragraph" style:parent-style-name="Standard">
      <style:text-properties fo:font-weight="bold" officeooo:rsid="000a707f" officeooo:paragraph-rsid="000a707f" style:font-weight-asian="bold" style:font-weight-complex="bold"/>
    </style:style>
    <style:style style:name="P21" style:family="paragraph" style:parent-style-name="Standard">
      <style:text-properties officeooo:rsid="002bf14d" officeooo:paragraph-rsid="002bf14d"/>
    </style:style>
    <style:style style:name="P22" style:family="paragraph" style:parent-style-name="Standard">
      <style:text-properties officeooo:rsid="000daa85" officeooo:paragraph-rsid="000daa85"/>
    </style:style>
    <style:style style:name="P23" style:family="paragraph" style:parent-style-name="Standard">
      <style:text-properties officeooo:rsid="000daa85" officeooo:paragraph-rsid="002bf14d"/>
    </style:style>
    <style:style style:name="P24" style:family="paragraph" style:parent-style-name="Standard">
      <style:text-properties officeooo:rsid="0012f0c4" officeooo:paragraph-rsid="0012f0c4"/>
    </style:style>
    <style:style style:name="P25" style:family="paragraph" style:parent-style-name="Standard">
      <style:text-properties fo:font-style="italic" officeooo:rsid="0012f0c4" officeooo:paragraph-rsid="0012f0c4" style:font-style-asian="italic" style:font-style-complex="italic"/>
    </style:style>
    <style:style style:name="P26" style:family="paragraph" style:parent-style-name="Standard">
      <style:text-properties fo:font-style="italic" officeooo:rsid="0015bebd" officeooo:paragraph-rsid="0015bebd" style:font-style-asian="italic" style:font-style-complex="italic"/>
    </style:style>
    <style:style style:name="P27" style:family="paragraph" style:parent-style-name="Standard">
      <style:text-properties fo:font-style="italic" officeooo:rsid="0019888e" officeooo:paragraph-rsid="0019888e" style:font-style-asian="italic" style:font-style-complex="italic"/>
    </style:style>
    <style:style style:name="P28" style:family="paragraph" style:parent-style-name="Standard">
      <style:text-properties fo:font-style="italic" officeooo:rsid="0019888e" officeooo:paragraph-rsid="002d574f" style:font-style-asian="italic" style:font-style-complex="italic"/>
    </style:style>
    <style:style style:name="P29" style:family="paragraph" style:parent-style-name="Standard">
      <style:text-properties fo:font-style="italic" officeooo:rsid="002d574f" officeooo:paragraph-rsid="002d574f" style:font-style-asian="italic" style:font-style-complex="italic"/>
    </style:style>
    <style:style style:name="P30" style:family="paragraph" style:parent-style-name="Standard">
      <style:text-properties fo:font-style="italic" officeooo:rsid="0021decb" officeooo:paragraph-rsid="002e09c7" style:font-style-asian="italic" style:font-style-complex="italic"/>
    </style:style>
    <style:style style:name="P31" style:family="paragraph" style:parent-style-name="Standard">
      <style:text-properties officeooo:rsid="0019888e" officeooo:paragraph-rsid="0019888e"/>
    </style:style>
    <style:style style:name="P32" style:family="paragraph" style:parent-style-name="Standard">
      <style:text-properties officeooo:rsid="0019888e" officeooo:paragraph-rsid="00203afb"/>
    </style:style>
    <style:style style:name="P33" style:family="paragraph" style:parent-style-name="Standard">
      <style:text-properties officeooo:rsid="0019888e" officeooo:paragraph-rsid="002d574f"/>
    </style:style>
    <style:style style:name="P34" style:family="paragraph" style:parent-style-name="Standard">
      <style:text-properties officeooo:rsid="002d4343" officeooo:paragraph-rsid="002d574f"/>
    </style:style>
    <style:style style:name="P35" style:family="paragraph" style:parent-style-name="Standard">
      <style:text-properties officeooo:rsid="002d574f" officeooo:paragraph-rsid="002d574f"/>
    </style:style>
    <style:style style:name="P36" style:family="paragraph" style:parent-style-name="Standard">
      <style:text-properties officeooo:rsid="0021decb" officeooo:paragraph-rsid="002e09c7"/>
    </style:style>
    <style:style style:name="P37" style:family="paragraph" style:parent-style-name="Standard">
      <style:text-properties officeooo:rsid="0021decb" officeooo:paragraph-rsid="0021decb"/>
    </style:style>
    <style:style style:name="P38" style:family="paragraph" style:parent-style-name="Standard">
      <style:text-properties fo:font-style="normal" officeooo:rsid="0021decb" officeooo:paragraph-rsid="002e09c7" style:font-style-asian="normal" style:font-style-complex="normal"/>
    </style:style>
    <style:style style:name="T1" style:family="text">
      <style:text-properties officeooo:rsid="000daa85"/>
    </style:style>
    <style:style style:name="T2" style:family="text">
      <style:text-properties officeooo:rsid="0012f0c4"/>
    </style:style>
    <style:style style:name="T3" style:family="text">
      <style:text-properties officeooo:rsid="001388a8"/>
    </style:style>
    <style:style style:name="T4" style:family="text">
      <style:text-properties officeooo:rsid="00158386"/>
    </style:style>
    <style:style style:name="T5" style:family="text">
      <style:text-properties officeooo:rsid="0015bebd"/>
    </style:style>
    <style:style style:name="T6" style:family="text">
      <style:text-properties officeooo:rsid="0023c72d"/>
    </style:style>
    <style:style style:name="T7" style:family="text">
      <style:text-properties officeooo:rsid="0026fe0d"/>
    </style:style>
    <style:style style:name="T8" style:family="text">
      <style:text-properties officeooo:rsid="002a3985"/>
    </style:style>
    <style:style style:name="T9" style:family="text">
      <style:text-properties officeooo:rsid="000a707f"/>
    </style:style>
    <style:style style:name="T10" style:family="text">
      <style:text-properties officeooo:rsid="000aad87"/>
    </style:style>
    <style:style style:name="T11" style:family="text">
      <style:text-properties officeooo:rsid="002bf14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58386" style:font-style-asian="italic" style:font-style-complex="italic"/>
    </style:style>
    <style:style style:name="T14" style:family="text">
      <style:text-properties fo:font-style="italic" officeooo:rsid="002ce7b9" style:font-style-asian="italic" style:font-style-complex="italic"/>
    </style:style>
    <style:style style:name="T15" style:family="text">
      <style:text-properties fo:font-style="italic" officeooo:rsid="001124b6" style:font-style-asian="italic" style:font-style-complex="italic"/>
    </style:style>
    <style:style style:name="T16" style:family="text">
      <style:text-properties fo:font-style="italic" officeooo:rsid="000daa85" style:font-style-asian="italic" style:font-style-complex="italic"/>
    </style:style>
    <style:style style:name="T17" style:family="text">
      <style:text-properties fo:font-style="italic" officeooo:rsid="0019888e" style:font-style-asian="italic" style:font-style-complex="italic"/>
    </style:style>
    <style:style style:name="T18" style:family="text">
      <style:text-properties fo:font-style="italic" officeooo:rsid="00203afb" style:font-style-asian="italic" style:font-style-complex="italic"/>
    </style:style>
    <style:style style:name="T19" style:family="text">
      <style:text-properties fo:font-style="italic" officeooo:rsid="002d574f" style:font-style-asian="italic" style:font-style-complex="italic"/>
    </style:style>
    <style:style style:name="T20" style:family="text">
      <style:text-properties fo:font-style="italic" officeooo:rsid="002e09c7" style:font-style-asian="italic" style:font-style-complex="italic"/>
    </style:style>
    <style:style style:name="T21" style:family="text">
      <style:text-properties officeooo:rsid="002ce7b9"/>
    </style:style>
    <style:style style:name="T22" style:family="text">
      <style:text-properties officeooo:rsid="002d574f"/>
    </style:style>
    <style:style style:name="T23" style:family="text">
      <style:text-properties officeooo:rsid="0020bbe5"/>
    </style:style>
    <style:style style:name="T24" style:family="text">
      <style:text-properties officeooo:rsid="002e09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Drill 1:</text:p>
      <text:p text:style-name="P1"/>
      <text:p text:style-name="P1">- Create the following directory structure. (Create empty files where necessary)</text:p>
      <text:p text:style-name="P1"/>
      <text:p text:style-name="P1">mkdir hello<text:tab/><text:tab/><text:tab/>//<text:span text:style-name="T8">creating the hello directory</text:span></text:p>
      <text:p text:style-name="P18">cd hello<text:tab/><text:tab/><text:tab/><text:span text:style-name="T10">//</text:span>navigating inside the directory hello</text:p>
      <text:p text:style-name="P16">mkdir five<text:tab/><text:tab/><text:tab/><text:span text:style-name="T9">//</text:span><text:span text:style-name="T8">creating the five directory inside hello</text:span></text:p>
      <text:p text:style-name="P16">mkdir one<text:tab/><text:tab/><text:tab/><text:span text:style-name="T9">//</text:span><text:span text:style-name="T8">creating the one directory</text:span></text:p>
      <text:p text:style-name="P2">cd five<text:tab/><text:tab/><text:tab/><text:tab/>//<text:span text:style-name="T8">navigating inside the five directory</text:span></text:p>
      <text:p text:style-name="P16">mkdir six<text:tab/><text:tab/><text:tab/><text:span text:style-name="T9">//</text:span><text:span text:style-name="T8">creating the six directory</text:span></text:p>
      <text:p text:style-name="P16">cd six<text:tab/><text:tab/><text:tab/><text:tab/>/<text:span text:style-name="T8">navigating inside the six directory</text:span></text:p>
      <text:p text:style-name="P2">touch c.txt<text:tab/><text:tab/><text:tab/>//<text:span text:style-name="T8">creating the text file</text:span><text:tab/><text:tab/><text:tab/></text:p>
      <text:p text:style-name="P16">mkdir seven<text:tab/><text:tab/><text:tab/><text:span text:style-name="T9">//</text:span><text:span text:style-name="T8">creating the seven directory</text:span></text:p>
      <text:p text:style-name="P18">cd seven<text:tab/><text:tab/><text:tab/><text:span text:style-name="T10">/</text:span>navigating inside the seven directory</text:p>
      <text:p text:style-name="P16">touch error.log<text:tab/><text:tab/><text:tab/>//<text:span text:style-name="T8">creating the .log file</text:span><text:tab/></text:p>
      <text:p text:style-name="P16">cd<text:tab/><text:tab/><text:tab/><text:tab/>//<text:span text:style-name="T8">navigating outside all the directorys to reach to pooja directory</text:span></text:p>
      <text:p text:style-name="P16">cd ..<text:tab/><text:tab/><text:tab/><text:tab/>/<text:span text:style-name="T8">navigating outside</text:span></text:p>
      <text:p text:style-name="P16">cd pooja<text:tab/><text:tab/><text:tab/>/<text:span text:style-name="T8">navigating inside the pooja directory</text:span></text:p>
      <text:p text:style-name="P16">cd hello<text:tab/><text:tab/><text:tab/>/<text:span text:style-name="T8">navigating inside the hello directory</text:span></text:p>
      <text:p text:style-name="P16">mkdir one<text:tab/><text:tab/><text:tab/><text:span text:style-name="T9">//</text:span><text:span text:style-name="T8">creating the one directory</text:span></text:p>
      <text:p text:style-name="P16">cd one<text:tab/><text:tab/><text:tab/><text:tab/>/<text:span text:style-name="T8">navigating inside the </text:span><text:span text:style-name="T11">one</text:span><text:span text:style-name="T8"> directory</text:span></text:p>
      <text:p text:style-name="P16">touch a.txt<text:tab/><text:tab/><text:tab/>//<text:span text:style-name="T8">creating the text file</text:span><text:tab/></text:p>
      <text:p text:style-name="P16">touch b.txt<text:tab/><text:tab/><text:tab/>//<text:span text:style-name="T8">creating the text file</text:span><text:tab/></text:p>
      <text:p text:style-name="P16">mkdir two<text:tab/><text:tab/><text:tab/><text:span text:style-name="T9">//</text:span><text:span text:style-name="T8">creating the </text:span><text:span text:style-name="T11">two</text:span><text:span text:style-name="T8"> directory </text:span><text:span text:style-name="T11">inside directory one</text:span></text:p>
      <text:p text:style-name="P16">cd two<text:tab/><text:tab/><text:tab/><text:tab/>/<text:span text:style-name="T8">navigating inside the directory</text:span></text:p>
      <text:p text:style-name="P16">touch d.txt<text:tab/><text:tab/><text:tab/>//<text:span text:style-name="T8">creating the text file</text:span><text:tab/></text:p>
      <text:p text:style-name="P16">mkdir three<text:tab/><text:tab/><text:tab/><text:span text:style-name="T9">//</text:span><text:span text:style-name="T8">creating the </text:span><text:span text:style-name="T11">three</text:span><text:span text:style-name="T8"> directory </text:span><text:span text:style-name="T11">inside two directory</text:span></text:p>
      <text:p text:style-name="P16">cd three<text:tab/><text:tab/><text:tab/>/<text:span text:style-name="T8">navigating inside the directory</text:span></text:p>
      <text:p text:style-name="P16">touch e.txt<text:tab/><text:tab/><text:tab/>//<text:span text:style-name="T8">creating the text file</text:span><text:tab/></text:p>
      <text:p text:style-name="P16">mkdir four<text:tab/><text:tab/><text:tab/><text:span text:style-name="T9">//</text:span><text:span text:style-name="T8">creating the </text:span><text:span text:style-name="T11">four</text:span><text:span text:style-name="T8"> directory </text:span><text:span text:style-name="T11">inside three directory</text:span></text:p>
      <text:p text:style-name="P16">cd four<text:tab/><text:tab/><text:tab/><text:tab/>/<text:span text:style-name="T8">navigating inside the </text:span><text:span text:style-name="T11">four</text:span><text:span text:style-name="T8"> directory</text:span></text:p>
      <text:p text:style-name="P16">touch access.log<text:tab/><text:tab/>//<text:span text:style-name="T8">creating the log file</text:span><text:tab/></text:p>
      <text:p text:style-name="P2"/>
      <text:p text:style-name="P17">cd<text:tab/><text:tab/><text:tab/><text:tab/>//<text:span text:style-name="T8">navigating outside all the directorys to reach to pooja directory</text:span></text:p>
      <text:p text:style-name="P17">cd ..<text:tab/><text:tab/><text:tab/><text:tab/>/<text:span text:style-name="T8">navigating outside</text:span></text:p>
      <text:p text:style-name="P17">cd pooja<text:tab/><text:tab/><text:tab/>/<text:span text:style-name="T8">navigating inside the pooja directory</text:span></text:p>
      <text:p text:style-name="P21">tree -a hello<text:tab/><text:tab/><text:tab/>//to visualize the folder structure in tree format</text:p>
      <text:p text:style-name="P17"/>
      <text:p text:style-name="P2"/>
      <text:p text:style-name="P2"/>
      <text:p text:style-name="P2"/>
      <text:p text:style-name="P2"/>
      <text:p text:style-name="P17">-<text:span text:style-name="T11">D</text:span><text:span text:style-name="T1">elete all the files having the ‘.log’ extension<text:tab/></text:span></text:p>
      <text:p text:style-name="P17"><text:span text:style-name="T1"><text:tab/></text:span><text:span text:style-name="T16">sudo find ./hello -name "*.log" -type f -delete </text:span></text:p>
      <text:p text:style-name="P17"/>
      <text:p text:style-name="P17"><text:span text:style-name="T1">//sudo find ./hello --&gt;</text:span><text:span text:style-name="T11">trying to find the file with super user permission inside hello folder</text:span></text:p>
      <text:p text:style-name="P17"><text:span text:style-name="T1">// "*.log" <text:s/>--&gt; </text:span><text:span text:style-name="T11">giving a pattern for files having extension .log</text:span></text:p>
      <text:p text:style-name="P17">//<text:span text:style-name="T1">-type f -delete <text:s/>--&gt; </text:span><text:span text:style-name="T11">specifying to delete only the files </text:span></text:p>
      <text:p text:style-name="P2"/>
      <text:p text:style-name="P17"><text:s/></text:p>
      <text:p text:style-name="P17"/>
      <text:p text:style-name="P17"/>
      <text:p text:style-name="P17"><text:soft-page-break/>-Add the following content to `a.txt`</text:p>
      <text:p text:style-name="P2"/>
      <text:p text:style-name="P5"><text:span text:style-name="T12">find ./hello -name “a.txt”</text:span><text:tab/><text:tab/>//<text:span text:style-name="T11">locating the a.txt file<text:tab/></text:span></text:p>
      <text:p text:style-name="P5"><text:span text:style-name="T12">cd /hello/one/<text:tab/><text:tab/></text:span><text:tab/><text:tab/>//<text:span text:style-name="T11">navigated to the path obtained</text:span></text:p>
      <text:p text:style-name="P5"><text:span text:style-name="T12">nano a.txt </text:span><text:tab/><text:tab/><text:tab/><text:tab/>//<text:span text:style-name="T11">opening the file in editor and pasting the content nd saved</text:span></text:p>
      <text:p text:style-name="P5"><text:span text:style-name="T12">cat a.txt</text:span><text:tab/><text:tab/><text:tab/><text:tab/>//<text:span text:style-name="T11">displaying the file contents in cli</text:span></text:p>
      <text:p text:style-name="P5"/>
      <text:p text:style-name="P5">- Delete the directory named `five`<text:tab/><text:tab/><text:tab/>- <text:span text:style-name="T12">sudo find -name five -exec rm -rv five \;</text:span></text:p>
      <text:p text:style-name="P23">//sudo find -name five <text:s/>--&gt; <text:span text:style-name="T11">finding the location of the file five</text:span></text:p>
      <text:p text:style-name="P23">//-exec rm -rv five \; <text:s text:c="2"/>--&gt;<text:span text:style-name="T11">executing the remove five file command as part of find command itself</text:span></text:p>
      <text:p text:style-name="P23"/>
      <text:p text:style-name="P23"/>
      <text:p text:style-name="P5">- Rename the `one` directory to `uno` <text:tab/><text:tab/>- <text:span text:style-name="T15">sudo mv one uno</text:span></text:p>
      <text:p text:style-name="P5">//<text:span text:style-name="T11">renamed by using move command so that it just copies all the content of one directory into the new uno directory without keeping a copy of one directory</text:span></text:p>
      <text:p text:style-name="P5"/>
      <text:p text:style-name="P2">- Move `a.txt` to the `two` directory <text:tab/><text:tab/><text:tab/>- <text:span text:style-name="T12">sudo mv a.txt two/</text:span></text:p>
      <text:p text:style-name="P2">//<text:span text:style-name="T11">moved the a.txt file from current one folder to inside two folder </text:span><text:span text:style-name="T21">path</text:span></text:p>
      <text:p text:style-name="P2"/>
      <text:p text:style-name="P2"/>
      <text:p text:style-name="P2"/>
      <text:p text:style-name="P2"/>
      <text:p text:style-name="P3">Drill 2:</text:p>
      <text:p text:style-name="P4"/>
      <text:p text:style-name="P4"/>
      <text:p text:style-name="P2">1. Download the contents of "Harry Potter and the Goblet of fire" using the command line from</text:p>
      <text:p text:style-name="P2"/>
      <text:p text:style-name="P6"><text:span text:style-name="T12">sudo wget </text:span><text:a xlink:type="simple" xlink:href="https://raw.githubusercontent.com/bobdeng/owlreader/master/ERead/assets/books/Harry%20Potter%20and%20the%20Goblet%20of%20Fire.txt" text:style-name="Internet_20_link" text:visited-style-name="Visited_20_Internet_20_Link"><text:span text:style-name="T12">https://raw.githubusercontent.com/bobdeng/owlreader/master/ERead/assets/books/Harry%20Potter%20and%20the%20Goblet%20of%20Fire.txt</text:span></text:a></text:p>
      <text:p text:style-name="P25"/>
      <text:p text:style-name="P6">//<text:span text:style-name="T11">used wget command &lt;link&gt;</text:span></text:p>
      <text:p text:style-name="P6"/>
      <text:p text:style-name="P6">2. Print the first three lines in the book</text:p>
      <text:p text:style-name="P6"/>
      <text:p text:style-name="P6"><text:span text:style-name="T12">head -n 3 'Harry Potter and the Goblet of Fire.txt'</text:span><text:tab/>//<text:span text:style-name="T11">used head command –number and no:of lines</text:span></text:p>
      <text:p text:style-name="P6"/>
      <text:p text:style-name="P6"><text:span text:style-name="T3">3. </text:span>Print the last 10 lines in the book</text:p>
      <text:p text:style-name="P6"/>
      <text:p text:style-name="P6"><text:span text:style-name="T12">tail -n 10 'Harry Potter and the Goblet of Fire.txt'</text:span><text:tab/>//<text:span text:style-name="T11">used tail command –number and no:of lines from the last</text:span></text:p>
      <text:p text:style-name="P6"/>
      <text:p text:style-name="P7">4. How many times do the following words occur in the book?</text:p>
      <text:p text:style-name="P6"><text:s text:c="4"/>* Harry</text:p>
      <text:p text:style-name="P6"><text:s text:c="4"/>* Ron</text:p>
      <text:p text:style-name="P6"><text:s text:c="4"/>* Hermione</text:p>
      <text:p text:style-name="P6"><text:s text:c="4"/>* Dumbledore</text:p>
      <text:p text:style-name="P6"/>
      <text:p text:style-name="P6"><text:span text:style-name="T12">grep -</text:span><text:span text:style-name="T13">i</text:span><text:span text:style-name="T12">ac Harry 'Harry Potter and the Goblet of Fire.txt' <text:tab/><text:tab/></text:span><text:span text:style-name="T14">o/p: </text:span><text:span text:style-name="T4">(2594)</text:span></text:p>
      <text:p text:style-name="P6">//<text:span text:style-name="T21">used grep with ignore case,all the words,and count the number of Harry in the file</text:span></text:p>
      <text:p text:style-name="P6"/>
      <text:p text:style-name="P6"/>
      <text:p text:style-name="P8">***I have copied the file to p.txt due to the lengthy given/ downloaded filename ***</text:p>
      <text:p text:style-name="P6"/>
      <text:p text:style-name="P26">cp <text:span text:style-name="T2">'Harry Potter and the Goblet of Fire.txt' </text:span>p.txt</text:p>
      <text:p text:style-name="P8"/>
      <text:p text:style-name="P25"><text:span text:style-name="T5">g</text:span>rep -ica "Harry" p.txt &amp;&amp; grep -ica "Hermione" p.txt &amp;&amp; grep -ica "Ron" p.txt &amp;&amp; grep -ica "Hermione" p.txt &amp;&amp; grep -ica "Dumbledore" p.txt</text:p>
      <text:p text:style-name="P6"/>
      <text:p text:style-name="P6">2594</text:p>
      <text:p text:style-name="P6">822</text:p>
      <text:p text:style-name="P6">1195</text:p>
      <text:p text:style-name="P6">822</text:p>
      <text:p text:style-name="P6">507</text:p>
      <text:p text:style-name="P6"/>
      <text:p text:style-name="P6">//<text:span text:style-name="T21">combined grep command using &amp;&amp; and above are the count of all four names each</text:span></text:p>
      <text:p text:style-name="P6"/>
      <text:p text:style-name="P6">5. Print lines from 100 through 200 in the book</text:p>
      <text:p text:style-name="P6"/>
      <text:p text:style-name="P25">cat p.txt|head -n 200| tail -n 100&gt;new.txt</text:p>
      <text:p text:style-name="P6"/>
      <text:p text:style-name="P6">// <text:span text:style-name="T21">first displaying the output content and taking that as an input for head command.</text:span></text:p>
      <text:p text:style-name="P6">//<text:span text:style-name="T21">the head command is used to pick first 200 lines in the content</text:span></text:p>
      <text:p text:style-name="P6">//<text:span text:style-name="T21">the tail command is used to select the last 100 lines of the 200, which would be from line 101 to 200 and storing this output in new.txt file</text:span></text:p>
      <text:p text:style-name="P9"><text:soft-page-break/>6. How many unique words are present in the book?</text:p>
      <text:p text:style-name="P27">cat p.txt |tr [:upper:] [:lower:] |tr [:punct:] " "|tr -s ' ' '\n'|sed -r 's/\s+//g'| sort -fu|wc -w</text:p>
      <text:p text:style-name="P9">10229</text:p>
      <text:p text:style-name="P9"/>
      <text:p text:style-name="P34">//first taking all the contents into dsplay using cat command </text:p>
      <text:p text:style-name="P34">//Takin<text:span text:style-name="T22">g</text:span> that as input, using tr command making all the words into lower case - <text:span text:style-name="T17">tr [:upper:] [:lower:] </text:span></text:p>
      <text:p text:style-name="P34">// Removing all the punctiation into space - <text:span text:style-name="T17">tr [:punct:] " "|</text:span></text:p>
      <text:p text:style-name="P34">//Replacing the spaces into new line <text:s/>- <text:span text:style-name="T17">tr -s ' ' '\n'|</text:span></text:p>
      <text:p text:style-name="P34">// using sed command we are removing the unecessary trailing spaces in words if present <text:s/>- </text:p>
      <text:p text:style-name="P34"><text:span text:style-name="T17">sed -r 's/\s+//g'</text:span></text:p>
      <text:p text:style-name="P9">//<text:span text:style-name="T22">Then sorting the obtained words in alphabetical order ignoring the case and taking unique values</text:span></text:p>
      <text:p text:style-name="P28">sort -fu</text:p>
      <text:p text:style-name="P9">//<text:span text:style-name="T22">Taking the unique words as input to worcount command counting the overall unique words</text:span></text:p>
      <text:p text:style-name="P29">wc -w</text:p>
      <text:p text:style-name="P9"/>
      <text:p text:style-name="P9">### Processes, ports</text:p>
      <text:p text:style-name="P9"/>
      <text:p text:style-name="P9">1. List your browser's process ids (pid) and parent process ids(ppid)</text:p>
      <text:p text:style-name="P9"/>
      <text:p text:style-name="P11">rasanthi@prrasanthi:~$ ps -A | grep -a chrome</text:p>
      <text:p text:style-name="P11"><text:s text:c="2"/>29881 ? <text:s text:c="7"/>06:36:17 chrome</text:p>
      <text:p text:style-name="P11"><text:s text:c="2"/>29889 ? <text:s text:c="7"/>00:00:00 chrome_crashpad</text:p>
      <text:p text:style-name="P11"><text:s text:c="2"/>29891 ? <text:s text:c="7"/>00:00:00 chrome_crashpad</text:p>
      <text:p text:style-name="P11"><text:s text:c="2"/>29897 ? <text:s text:c="7"/>00:00:00 chrome</text:p>
      <text:p text:style-name="P11"><text:s text:c="2"/>29898 ? <text:s text:c="7"/>00:00:00 chrome</text:p>
      <text:p text:style-name="P11"><text:s text:c="2"/>29902 ? <text:s text:c="7"/>00:00:02 chrome</text:p>
      <text:p text:style-name="P11"><text:s text:c="2"/>29927 ? <text:s text:c="7"/>00:11:21 chrome</text:p>
      <text:p text:style-name="P11"><text:s text:c="2"/>29938 ? <text:s text:c="7"/>00:00:27 chrome</text:p>
      <text:p text:style-name="P11"><text:s text:c="2"/>30005 ? <text:s text:c="7"/>00:00:08 chrome</text:p>
      <text:p text:style-name="P11"><text:s text:c="2"/>30041 ? <text:s text:c="7"/>00:05:11 chrome</text:p>
      <text:p text:style-name="P11"><text:s text:c="2"/>30073 ? <text:s text:c="7"/>00:00:23 chrome</text:p>
      <text:p text:style-name="P11"><text:s text:c="2"/>31399 ? <text:s text:c="7"/>00:01:07 chrome</text:p>
      <text:p text:style-name="P11"><text:s text:c="2"/>76494 ? <text:s text:c="7"/>00:04:53 chrome</text:p>
      <text:p text:style-name="P11"><text:s text:c="2"/>81775 ? <text:s text:c="7"/>00:00:26 chrome</text:p>
      <text:p text:style-name="P11"><text:s text:c="2"/>81934 ? <text:s text:c="7"/>00:00:23 chrome</text:p>
      <text:p text:style-name="P11"><text:s text:c="2"/>81954 ? <text:s text:c="7"/>00:00:03 chrome</text:p>
      <text:p text:style-name="P11"><text:s text:c="2"/>81984 ? <text:s text:c="7"/>00:00:00 chrome</text:p>
      <text:p text:style-name="P11">prasanthi@prrasanthi:~$ ps --pid 29881</text:p>
      <text:p text:style-name="P11"><text:s text:c="4"/>PID TTY <text:s text:c="9"/>TIME CMD</text:p>
      <text:p text:style-name="P11"><text:s text:c="2"/>29881 ? <text:s text:c="7"/>06:36:18 chrome</text:p>
      <text:p text:style-name="P11">prasanthi@prrasanthi:~$ ps --ppid 29881</text:p>
      <text:p text:style-name="P11"><text:s text:c="4"/>PID TTY <text:s text:c="9"/>TIME CMD</text:p>
      <text:p text:style-name="P11"><text:s text:c="2"/>29886 ? <text:s text:c="7"/>00:00:00 cat</text:p>
      <text:p text:style-name="P11"><text:s text:c="2"/>29887 ? <text:s text:c="7"/>00:00:00 cat</text:p>
      <text:p text:style-name="P11"><text:s text:c="2"/>29897 ? <text:s text:c="7"/>00:00:00 chrome</text:p>
      <text:p text:style-name="P11"><text:s text:c="2"/>29898 ? <text:s text:c="7"/>00:00:00 chrome</text:p>
      <text:p text:style-name="P11"><text:s text:c="2"/>29927 ? <text:s text:c="7"/>00:11:21 chrome</text:p>
      <text:p text:style-name="P11"><text:s text:c="2"/>31399 ? <text:s text:c="7"/>00:01:07 chrome</text:p>
      <text:p text:style-name="P9"/>
      <text:p text:style-name="P9">2. Stop the browser application from the command line</text:p>
      <text:p text:style-name="P12"><text:tab/><text:span text:style-name="T12">sudo kilall chrome</text:span></text:p>
      <text:p text:style-name="P12"><text:soft-page-break/></text:p>
      <text:p text:style-name="P9">3. List the top 3 processes by CPU usage.</text:p>
      <text:p text:style-name="P9"><text:tab/><text:span text:style-name="T12">ps aux --sort -%cpu </text:span><text:span text:style-name="T18">| head -n 4<text:tab/></text:span></text:p>
      <text:p text:style-name="P35">//displaying all the processes running and taking that as input to head command</text:p>
      <text:p text:style-name="P35">//and sorting considering the cpu column</text:p>
      <text:p text:style-name="P35">//taking number as 4 for head command as it displays headers also</text:p>
      <text:p text:style-name="P9"/>
      <text:p text:style-name="P9">4. List the top 3 processes by memory usage.</text:p>
      <text:p text:style-name="P10"><text:tab/><text:span text:style-name="T12">ps aux --sort -%</text:span><text:span text:style-name="T19">mem</text:span><text:span text:style-name="T12"> </text:span><text:span text:style-name="T18">| head -n 4</text:span></text:p>
      <text:p text:style-name="P35">/displaying all the processes running and taking that as input to head command</text:p>
      <text:p text:style-name="P35">//and sorting considering the cpu column</text:p>
      <text:p text:style-name="P35">//taking number as 4 for head command as it displays headers also</text:p>
      <text:p text:style-name="P33"><text:span text:style-name="T22"><text:s/></text:span></text:p>
      <text:p text:style-name="P10"/>
      <text:p text:style-name="P9">5. Start a Python HTTP server on port 8000</text:p>
      <text:p text:style-name="P9"><text:tab/><text:span text:style-name="T12">python3 -m http.server </text:span></text:p>
      <text:p text:style-name="P9"><text:span text:style-name="T12"/></text:p>
      <text:p text:style-name="P9">6. Open another tab. Stop the process you started in the previous step</text:p>
      <text:p text:style-name="P9"/>
      <text:p text:style-name="P13">ctrl+alt+T</text:p>
      <text:p text:style-name="P13">ps aux | grep python <text:tab/>//<text:span text:style-name="T22">display all process and find for python related process using grep</text:span></text:p>
      <text:p text:style-name="P13">sudo killall python<text:tab/>//<text:span text:style-name="T22">kill all process related to python</text:span></text:p>
      <text:p text:style-name="P13"/>
      <text:p text:style-name="P14">else</text:p>
      <text:p text:style-name="P30">ps aux | grep python |sort -cmd <text:s/></text:p>
      <text:p text:style-name="P36"><text:span text:style-name="T23">//</text:span><text:span text:style-name="T22">display all process and find for python related process using grep </text:span><text:span text:style-name="T24">and sort them c-check m-merge d-in dictionary order</text:span></text:p>
      <text:p text:style-name="P36"><text:span text:style-name="T12">sudo kill 15479 <text:s/></text:span></text:p>
      <text:p text:style-name="P38"><text:span text:style-name="T24">//from the above command obtain the speicifc python process id and kill the process</text:span><text:tab/><text:tab/></text:p>
      <text:p text:style-name="P14"/>
      <text:p text:style-name="P14">for verification : </text:p>
      <text:p text:style-name="P9"><text:tab/>sudo killall python</text:p>
      <text:p text:style-name="P9"><text:span text:style-name="T24">O/P </text:span>python: no process found</text:p>
      <text:p text:style-name="P9"/>
      <text:p text:style-name="P9"/>
      <text:p text:style-name="P9">7. Start a Python HTTP server on port 90</text:p>
      <text:p text:style-name="P9"><text:tab/>sudo python3 -m http.server 90</text:p>
      <text:p text:style-name="P9">//<text:span text:style-name="T24">specifying the server port as 90</text:span></text:p>
      <text:p text:style-name="P9"/>
      <text:p text:style-name="P9">8. Display all active connections and the corresponding TCP / UDP ports.</text:p>
      <text:p text:style-name="P9"><text:tab/><text:span text:style-name="T6">netstat -tl</text:span></text:p>
      <text:p text:style-name="P9"><text:tab/><text:span text:style-name="T6">netstat -ul</text:span></text:p>
      <text:p text:style-name="P9">//<text:span text:style-name="T24">specifically listing the network protocols as t- tcp and u for udp l-listing the connections</text:span></text:p>
      <text:p text:style-name="P9"/>
      <text:p text:style-name="P9">9. Find the pid of the process that is listening on port 5432</text:p>
      <text:p text:style-name="P9"><text:tab/>netstat -lp --numeric-ports 5432</text:p>
      <text:p text:style-name="P9">//<text:span text:style-name="T24">list the process ids with numeric port number 5432</text:span></text:p>
      <text:p text:style-name="P9"/>
      <text:p text:style-name="P9"/>
      <text:p text:style-name="P9"/>
      <text:p text:style-name="P9"/>
      <text:p text:style-name="P9"/>
      <text:p text:style-name="P9"><text:soft-page-break/>### Managing software</text:p>
      <text:p text:style-name="P9"/>
      <text:p text:style-name="P9">Use `apt` (Ubuntu) or `homebrew` (Mac) to:</text:p>
      <text:p text:style-name="P9"/>
      <text:p text:style-name="P9"/>
      <text:p text:style-name="P9">1. Install `htop`, `vim` and `nginx`</text:p>
      <text:p text:style-name="P9"><text:tab/><text:span text:style-name="T7">sudo apt get-install htop vim nginx</text:span></text:p>
      <text:p text:style-name="P9"/>
      <text:p text:style-name="P9">2. Uninstall `nginx`</text:p>
      <text:p text:style-name="P9"><text:tab/><text:span text:style-name="T7">sudo apt autoremove nginx</text:span></text:p>
      <text:p text:style-name="P9">_____________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22:35:42.233588880</meta:creation-date>
    <dc:date>2022-11-03T07:54:16.681642138</dc:date>
    <meta:editing-duration>PT15M1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6" meta:paragraph-count="169" meta:word-count="1307" meta:character-count="7983" meta:non-whitespace-character-count="6456"/>
  </office:meta>
</office:document-meta>
</file>